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69D500007A9454F70196064D97A0.wmf" manifest:media-type="image/x-wmf"/>
  <manifest:file-entry manifest:full-path="Pictures/10000000000000C3000000A25316F5EFE5CCB622.png" manifest:media-type="image/png"/>
  <manifest:file-entry manifest:full-path="Pictures/10000000000000C3000000A2EF0D2EE19FDDA8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95cm" table:align="left" style:writing-mode="lr-tb"/>
    </style:style>
    <style:style style:name="Taula4.A" style:family="table-column">
      <style:table-column-properties style:column-width="10.095cm"/>
    </style:style>
    <style:style style:name="Taula4.B" style:family="table-column">
      <style:table-column-properties style:column-width="2.3cm"/>
    </style:style>
    <style:style style:name="Taula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none" fo:border-top="none" fo:border-bottom="0.05pt solid #000000"/>
    </style:style>
    <style:style style:name="Taula4.C7" style:family="table-cell">
      <style:table-cell-properties fo:padding="0.097cm" fo:border-left="0.05pt solid #000000" fo:border-right="none" fo:border-top="none" fo:border-bottom="0.05pt solid #000000"/>
    </style:style>
    <style:style style:name="Tau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none" fo:border-top="none" fo:border-bottom="0.05pt solid #000000"/>
    </style:style>
    <style:style style:name="Taula4.C8" style:family="table-cell">
      <style:table-cell-properties fo:padding="0.097cm" fo:border-left="0.05pt solid #000000" fo:border-right="none" fo:border-top="none" fo:border-bottom="0.05pt solid #000000"/>
    </style:style>
    <style:style style:name="Taula4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5" style:family="paragraph" style:parent-style-name="Text_20_body">
      <style:text-properties fo:font-size="10pt" fo:language="ca" fo:country="ES" fo:font-weight="normal" officeooo:rsid="00ff7ee6" officeooo:paragraph-rsid="00ff7ee6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6" style:family="paragraph" style:parent-style-name="Text_20_body">
      <style:text-properties fo:font-size="10pt" fo:font-weight="bold" officeooo:rsid="005b8685" officeooo:paragraph-rsid="00fd4df7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ize="10pt" officeooo:rsid="005889d4" officeooo:paragraph-rsid="00fd4df7" style:font-size-asian="10pt" style:font-size-complex="10pt"/>
    </style:style>
    <style:style style:name="P18" style:family="paragraph" style:parent-style-name="Text_20_body">
      <style:text-properties fo:font-size="10pt" officeooo:rsid="005b8685" officeooo:paragraph-rsid="00fd4df7" style:font-size-asian="10pt" style:font-size-complex="10pt"/>
    </style:style>
    <style:style style:name="P19" style:family="paragraph" style:parent-style-name="Text_20_body">
      <style:text-properties fo:font-size="10pt" officeooo:rsid="00596375" officeooo:paragraph-rsid="00fd4df7" style:font-size-asian="10pt" style:font-size-complex="10pt"/>
    </style:style>
    <style:style style:name="P20" style:family="paragraph" style:parent-style-name="Text_20_body">
      <style:text-properties fo:font-size="10pt" officeooo:rsid="005bc5d8" officeooo:paragraph-rsid="00fd4df7" style:font-size-asian="10pt" style:font-size-complex="10pt"/>
    </style:style>
    <style:style style:name="P21" style:family="paragraph" style:parent-style-name="Text_20_body">
      <style:text-properties fo:font-weight="bold" officeooo:rsid="00591206" officeooo:paragraph-rsid="00fc6b49" style:font-weight-asian="bold" style:font-weight-complex="bold"/>
    </style:style>
    <style:style style:name="P2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3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4" style:family="paragraph" style:parent-style-name="Standard">
      <style:text-properties fo:language="ca" fo:country="ES" officeooo:paragraph-rsid="00ff7ee6" fo:background-color="#ffff00" style:language-complex="ar" style:country-complex="SA"/>
    </style:style>
    <style:style style:name="P25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2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ff7ee6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officeooo:paragraph-rsid="0100d2ca" fo:background-color="transparent" style:font-size-asian="16pt" style:font-weight-asian="bold" style:font-size-complex="16pt" style:language-complex="ar" style:country-complex="SA"/>
    </style:style>
    <style:style style:name="P3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ff7ee6" fo:background-color="#ffff00" style:font-size-asian="10pt" style:font-name-complex="Arial" style:language-complex="ar" style:country-complex="SA"/>
    </style:style>
    <style:style style:name="P35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7ee6" fo:background-color="transparent" style:font-name-asian="Times New Roman" style:font-size-asian="10pt" style:font-name-complex="Arial" style:font-size-complex="10pt" style:language-complex="ar" style:country-complex="SA"/>
    </style:style>
    <style:style style:name="P3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style:font-name="Times New Roman" fo:font-size="11pt" fo:language="ca" fo:country="ES" fo:font-style="normal" fo:font-weight="normal" officeooo:rsid="005d20e4" officeooo:paragraph-rsid="00fd4df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1" style:family="paragraph" style:parent-style-name="Table_20_Contents">
      <style:text-properties fo:font-size="10pt" fo:font-weight="bold" officeooo:rsid="005b8685" officeooo:paragraph-rsid="00fd4df7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officeooo:paragraph-rsid="00fd4df7" style:font-size-asian="10pt" style:font-size-complex="10pt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f7ee6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5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officeooo:paragraph-rsid="0100d2ca" style:language-complex="ar" style:country-complex="SA"/>
    </style:style>
    <style:style style:name="P46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100d2ca" style:language-complex="ar" style:country-complex="SA"/>
    </style:style>
    <style:style style:name="P47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4df7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f7ee6" fo:background-color="transparent" loext:char-shading-value="0" style:font-size-asian="24pt" style:font-size-complex="24pt" style:font-weight-complex="bold"/>
    </style:style>
    <style:style style:name="T20" style:family="text">
      <style:text-properties officeooo:rsid="005b8685"/>
    </style:style>
    <style:style style:name="T21" style:family="text">
      <style:text-properties officeooo:rsid="005d2367"/>
    </style:style>
    <style:style style:name="T22" style:family="text">
      <style:text-properties officeooo:rsid="00ff7ee6"/>
    </style:style>
    <style:style style:name="T23" style:family="text">
      <style:text-properties officeooo:rsid="010368d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d5d910" style:font-style-asian="normal" style:font-style-complex="normal"/>
    </style:style>
    <style:style style:name="T27" style:family="text">
      <style:text-properties fo:font-style="normal" officeooo:rsid="0101957d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054ebd" style:font-weight-asian="bold" style:font-weight-complex="bold"/>
    </style:style>
    <style:style style:name="T30" style:family="text">
      <style:text-properties fo:font-weight="bold" officeooo:rsid="00ff7ee6" style:font-weight-asian="bold" style:font-weight-complex="bold"/>
    </style:style>
    <style:style style:name="T31" style:family="text">
      <style:text-properties fo:font-weight="bold" officeooo:rsid="0101957d" style:font-weight-asian="bold" style:font-weight-complex="bold"/>
    </style:style>
    <style:style style:name="T32" style:family="text">
      <style:text-properties officeooo:rsid="01019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2">CFG</text:span><text:span text:style-name="T10">S Administració de Sistemes Informàtics</text:span></text:p>
      <text:p text:style-name="P29">CFGS Desenvolupament d'Aplicacions Multiplataforma</text:p>
      <text:h text:style-name="P46" text:outline-level="1"><text:span text:style-name="T10">CFGS Desenvolupament d'Aplicacions </text:span><text:span text:style-name="T11">Web</text:span></text:h>
      <text:h text:style-name="P46" text:outline-level="1"><text:span text:style-name="T15">Mòdul 3</text:span><text:span text:style-name="T14"> – Programació bàsica</text:span></text:h>
      <text:h text:style-name="P47" text:outline-level="1">UF2 – <text:span text:style-name="T16">Programació modular</text:span></text:h>
      <text:p text:style-name="P26"><text:span text:style-name="T17">Informe de lliurament </text:span><text:span text:style-name="T18">A50</text:span><text:span text:style-name="T19">4</text:span></text:p>
      <text:p text:style-name="P25"/>
      <text:p text:style-name="P32"/>
      <text:p text:style-name="P23"/>
      <text:p text:style-name="P33"/>
      <text:p text:style-name="P36">Forma i dates de lliurament</text:p>
      <text:p text:style-name="P24"/>
      <text:p text:style-name="P37">En cas que h<text:span text:style-name="T23">àgiu</text:span> de lliurar diversos fitxers, comprimiu-los tots en un format <text:span text:style-name="T24">ZIP</text:span><text:span text:style-name="T25"> </text:span><text:span text:style-name="T26">incloeu aquest document prèviament omplert en el fitxer comprimit i lliureu-lo a la bústia de lliuraments de la unitat 4 abans de la data límit. Intenteu respectar sempre la data recomanada.</text:span></text:p>
      <text:p text:style-name="P34"/>
      <text:p text:style-name="P35">Informe<text:bookmark text:name="__DdeLink__3243_13929241931"/></text:p>
      <text:p text:style-name="P14"/>
      <text:p text:style-name="P15">Valora la interfície d'usuari que has implementat d'acord amb els criteris de qualitat <text:s/>indicats a l'activita<text:span text:style-name="T32">t</text:span></text:p>
      <text:p text:style-name="P21"/>
      <table:table table:name="Taula4" table:style-name="Taula4">
        <table:table-column table:style-name="Taula4.A"/>
        <table:table-column table:style-name="Taula4.B" table:number-columns-repeated="3"/>
        <table:table-row>
          <table:table-cell table:style-name="Taula4.A1" office:value-type="string">
            <text:p text:style-name="P16">Criteri</text:p>
          </table:table-cell>
          <table:table-cell table:style-name="Taula4.A1" office:value-type="string">
            <text:p text:style-name="P41">Sempre</text:p>
          </table:table-cell>
          <table:table-cell table:style-name="Taula4.A1" office:value-type="string">
            <text:p text:style-name="P41">Sovint</text:p>
          </table:table-cell>
          <table:table-cell table:style-name="Taula4.D1" office:value-type="string">
            <text:p text:style-name="P41">Mai o poques vegades</text:p>
          </table:table-cell>
        </table:table-row>
        <table:table-row>
          <table:table-cell table:style-name="Taula4.A3" office:value-type="string">
            <text:p text:style-name="P17"><text:span text:style-name="T20">E</text:span>n totes les pantalles de l'aplicació hi <text:span text:style-name="T20">ha </text:span>refer<text:span text:style-name="T32">è</text:span>ncies <text:span text:style-name="T20">que indiquen la pantalla on es troba.</text:span></text:p>
          </table:table-cell>
          <table:table-cell table:style-name="Taula4.B2" office:value-type="string">
            <text:p text:style-name="P42"/>
          </table:table-cell>
          <table:table-cell table:style-name="Taula4.C3" office:value-type="string">
            <text:p text:style-name="P42"/>
          </table:table-cell>
          <table:table-cell table:style-name="Taula4.D2" office:value-type="string">
            <text:p text:style-name="P42"/>
          </table:table-cell>
        </table:table-row>
        <table:table-row>
          <table:table-cell table:style-name="Taula4.A3" office:value-type="string">
            <text:p text:style-name="P17"><text:span text:style-name="T20">E</text:span>n totes les pantalles <text:span text:style-name="T20">s'indica el </text:span>nivell <text:span text:style-name="T20">on es troba </text:span>respecte del menú principal.</text:p>
          </table:table-cell>
          <table:table-cell table:style-name="Taula4.B3" office:value-type="string">
            <text:p text:style-name="P42"/>
          </table:table-cell>
          <table:table-cell table:style-name="Taula4.C3" office:value-type="string">
            <text:p text:style-name="P42"/>
          </table:table-cell>
          <table:table-cell table:style-name="Taula4.D3" office:value-type="string">
            <text:p text:style-name="P42"/>
          </table:table-cell>
        </table:table-row>
        <table:table-row>
          <table:table-cell table:style-name="Taula4.A7" office:value-type="string">
            <text:p text:style-name="P18">La informació de les pantalles és clara i sempre indica el que s'espera de l'usuari sense ambigüitats no rodejos.</text:p>
          </table:table-cell>
          <table:table-cell table:style-name="Taula4.B4" office:value-type="string">
            <text:p text:style-name="P42"/>
          </table:table-cell>
          <table:table-cell table:style-name="Taula4.C7" office:value-type="string">
            <text:p text:style-name="P42"/>
          </table:table-cell>
          <table:table-cell table:style-name="Taula4.D4" office:value-type="string">
            <text:p text:style-name="P42"/>
          </table:table-cell>
        </table:table-row>
        <table:table-row>
          <table:table-cell table:style-name="Taula4.A7" office:value-type="string">
            <text:p text:style-name="P19"><text:span text:style-name="T20">Les pantalles són intuïtives</text:span>. És a dir l'usuari <text:span text:style-name="T20">endevina </text:span>el que ha de fer sense <text:span text:style-name="T20">esforç.</text:span></text:p>
          </table:table-cell>
          <table:table-cell table:style-name="Taula4.B5" office:value-type="string">
            <text:p text:style-name="P42"/>
          </table:table-cell>
          <table:table-cell table:style-name="Taula4.C7" office:value-type="string">
            <text:p text:style-name="P42"/>
          </table:table-cell>
          <table:table-cell table:style-name="Taula4.D5" office:value-type="string">
            <text:p text:style-name="P42"/>
          </table:table-cell>
        </table:table-row>
        <table:table-row>
          <table:table-cell table:style-name="Taula4.A7" office:value-type="string">
            <text:p text:style-name="P18">Totes les pantalles segueixen un mateix patró segons el tipus d'informació que mostres o demanen. És a dir estan normalitzades. </text:p>
          </table:table-cell>
          <table:table-cell table:style-name="Taula4.B6" office:value-type="string">
            <text:p text:style-name="P42"/>
          </table:table-cell>
          <table:table-cell table:style-name="Taula4.C7" office:value-type="string">
            <text:p text:style-name="P42"/>
          </table:table-cell>
          <table:table-cell table:style-name="Taula4.D6" office:value-type="string">
            <text:p text:style-name="P42"/>
          </table:table-cell>
        </table:table-row>
        <table:table-row>
          <table:table-cell table:style-name="Taula4.A7" office:value-type="string">
            <text:p text:style-name="P18">Totes les pantalles presenten un sistema d'ajuda o bé la informació existent dóna ja <text:s/>suficient informació. </text:p>
          </table:table-cell>
          <table:table-cell table:style-name="Taula4.B7" office:value-type="string">
            <text:p text:style-name="P42"/>
          </table:table-cell>
          <table:table-cell table:style-name="Taula4.C7" office:value-type="string">
            <text:p text:style-name="P42"/>
          </table:table-cell>
          <table:table-cell table:style-name="Taula4.D7" office:value-type="string">
            <text:p text:style-name="P42"/>
          </table:table-cell>
        </table:table-row>
        <table:table-row>
          <table:table-cell table:style-name="Taula4.A8" office:value-type="string">
            <text:p text:style-name="P20">Suporta que l'usuari s'equivoqui sense penjar-se <text:span text:style-name="T21">i sempre es recullen exactament el tipus i el nombre de dades previstes. </text:span></text:p>
          </table:table-cell>
          <table:table-cell table:style-name="Taula4.B8" office:value-type="string">
            <text:p text:style-name="P42"/>
          </table:table-cell>
          <table:table-cell table:style-name="Taula4.C8" office:value-type="string">
            <text:p text:style-name="P42"/>
          </table:table-cell>
          <table:table-cell table:style-name="Taula4.D8" office:value-type="string">
            <text:p text:style-name="P42"/>
          </table:table-cell>
        </table:table-row>
      </table:table>
      <text:p text:style-name="P40"/>
      <text:p text:style-name="P27">VALORACIÓ <text:span text:style-name="T22">DE L'ACTIVITAT</text:span></text:p>
      <text:p text:style-name="P28"><text:span text:style-name="T28">Creus que aquesta activitat t'ha </text:span><text:span text:style-name="T29">facilitat la </text:span><text:span text:style-name="T30">implementació de la interf</text:span><text:span text:style-name="T31">í</text:span><text:span text:style-name="T30">e de l'usuari de l'aplicació</text:span><text:span text:style-name="T28">? Indica el grau</text:span>:</text:p>
      <text:list xml:id="list6976305705110522576" text:style-name="L1">
        <text:list-item>
          <text:p text:style-name="P43">M'ha ajudat molt</text:p>
        </text:list-item>
        <text:list-item>
          <text:p text:style-name="P43">M'ha ajudat</text:p>
        </text:list-item>
        <text:list-item>
          <text:p text:style-name="P43">No m'ha ajudat gaire</text:p>
        </text:list-item>
        <text:list-item>
          <text:p text:style-name="P44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0fd4df7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EF0D2EE19FDDA8F1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7</text:span></text:p>
                  </table:table-cell>
                  <table:table-cell table:style-name="Taula1.A1" office:value-type="string">
                    <text:p text:style-name="MP6">Activitat <text:span text:style-name="MT5">A507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Pilar Bertrans</meta:initial-creator>
    <meta:creation-date>2011-07-26T20:32:45.570000000</meta:creation-date>
    <dc:language>es-ES</dc:language>
    <meta:editing-cycles>348</meta:editing-cycles>
    <meta:editing-duration>P5DT2H44M12S</meta:editing-duration>
    <dc:date>2016-04-25T14:04:59.304129579</dc:date>
    <meta:document-statistic meta:table-count="3" meta:image-count="3" meta:object-count="0" meta:page-count="1" meta:paragraph-count="44" meta:word-count="301" meta:character-count="1921" meta:non-whitespace-character-count="1659"/>
    <meta:user-defined meta:name="Info 1"/>
    <meta:user-defined meta:name="Info 2"/>
    <meta:user-defined meta:name="Info 3"/>
    <meta:user-defined meta:name="Info 4"/>
  </office:meta>
</office:document-meta>
</file>